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ab25a" officeooo:paragraph-rsid="001ab25a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officeooo:rsid="001ab25a" officeooo:paragraph-rsid="001ab25a" style:font-style-asian="italic" style:font-weight-asian="bold" style:font-style-complex="italic" style:font-weight-complex="bold"/>
    </style:style>
    <style:style style:name="P3" style:family="paragraph" style:parent-style-name="Standard">
      <style:text-properties officeooo:rsid="001c3221" officeooo:paragraph-rsid="001c322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s://www.dartlang.org/">Dart editor</text:a></text:p>
      <text:p text:style-name="P1">Normal text</text:p>
      <text:p text:style-name="P1"><text:span text:style-name="T1">Bold text</text:span><text:line-break/><text:span text:style-name="T3">Italic text</text:span><text:line-break/><text:span text:style-name="T2">Underline text</text:span></text:p>
      <text:p text:style-name="P2">Bold text &amp; Italic text &amp; Underline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entin </meta:initial-creator>
    <meta:creation-date>2013-12-28T00:21:45.993486602</meta:creation-date>
    <dc:date>2014-02-13T17:51:36.670241297</dc:date>
    <dc:creator>Valentin </dc:creator>
    <meta:editing-duration>P0D</meta:editing-duration>
    <meta:editing-cycles>2</meta:editing-cycles>
    <meta:generator>LibreOffice/4.1.4.2$Linux_X86_64 LibreOffice_project/410$Build-2</meta:generator>
    <meta:document-statistic meta:table-count="0" meta:image-count="0" meta:object-count="0" meta:page-count="1" meta:paragraph-count="4" meta:word-count="18" meta:character-count="98" meta:non-whitespace-character-count="84"/>
  </office:meta>
</office:document-meta>
</file>